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2.702in" svg:height="7.1445in" svg:x="6.3307in" svg:y="0.2386in">
            <draw:object draw:notify-on-update-of-ranges="data.A2:data.A155 data.B2:data.B155 data.A2:data.A155 data.C2:data.C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Commande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2]/107" office:value-type="float" office:value="1" calcext:value-type="float">
            <text:p>1</text:p>
          </table:table-cell>
          <table:table-cell office:value-type="string" calcext:value-type="string">
            <text:p>0.5 tau</text:p>
          </table:table-cell>
          <table:table-cell office:value-type="float" office:value="39.3" calcext:value-type="float">
            <text:p>39.3</text:p>
          </table:table-cell>
          <table:table-cell table:style-name="ce1" table:formula="of:=[.$F$1]*[.F2]/100" office:value-type="float" office:value="42.051" calcext:value-type="float">
            <text:p>42.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3]/107" office:value-type="float" office:value="1" calcext:value-type="float">
            <text:p>1</text:p>
          </table:table-cell>
          <table:table-cell office:value-type="string" calcext:value-type="string">
            <text:p>1 tau</text:p>
          </table:table-cell>
          <table:table-cell office:value-type="float" office:value="63.2" calcext:value-type="float">
            <text:p>63.2</text:p>
          </table:table-cell>
          <table:table-cell table:style-name="ce1" table:formula="of:=[.$F$1]*[.F3]/100" office:value-type="float" office:value="67.624" calcext:value-type="float">
            <text:p>67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4]/107" office:value-type="float" office:value="1" calcext:value-type="float">
            <text:p>1</text:p>
          </table:table-cell>
          <table:table-cell office:value-type="string" calcext:value-type="string">
            <text:p>2 tau</text:p>
          </table:table-cell>
          <table:table-cell office:value-type="float" office:value="86.5" calcext:value-type="float">
            <text:p>86.5</text:p>
          </table:table-cell>
          <table:table-cell table:style-name="ce1" table:formula="of:=[.$F$1]*[.F4]/100" office:value-type="float" office:value="92.555" calcext:value-type="float">
            <text:p>92.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5]/107" office:value-type="float" office:value="1" calcext:value-type="float">
            <text:p>1</text:p>
          </table:table-cell>
          <table:table-cell office:value-type="string" calcext:value-type="string">
            <text:p>3 tau</text:p>
          </table:table-cell>
          <table:table-cell office:value-type="float" office:value="95" calcext:value-type="float">
            <text:p>95</text:p>
          </table:table-cell>
          <table:table-cell table:style-name="ce1" table:formula="of:=[.$F$1]*[.F5]/100" office:value-type="float" office:value="101.65" calcext:value-type="float">
            <text:p>101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6]/10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7]/LN(107/(107-[.B7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]+0.01"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A8]/LN(107/(107-[.B8]))" office:value-type="float" office:value="0.113815680510888" calcext:value-type="float">
            <text:p>0.113815680510888</text:p>
          </table:table-cell>
          <table:table-cell table:number-columns-repeated="4"/>
        </table:table-row>
        <table:table-row table:style-name="ro1">
          <table:table-cell table:formula="of:=[.A8]+0.01"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[.A9]/LN(107/(107-[.B9]))" office:value-type="float" office:value="0.115594131438429" calcext:value-type="float">
            <text:p>0.115594131438429</text:p>
          </table:table-cell>
          <table:table-cell table:number-columns-repeated="4"/>
        </table:table-row>
        <table:table-row table:style-name="ro1">
          <table:table-cell table:formula="of:=[.A9]+0.01" office:value-type="float" office:value="0.03" calcext:value-type="float">
            <text:p>0.03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[.A10]/LN(107/(107-[.B10]))" office:value-type="float" office:value="0.112735509892462" calcext:value-type="float">
            <text:p>0.112735509892462</text:p>
          </table:table-cell>
          <table:table-cell table:number-columns-repeated="4"/>
        </table:table-row>
        <table:table-row table:style-name="ro1">
          <table:table-cell table:formula="of:=[.A10]+0.01" office:value-type="float" office:value="0.04" calcext:value-type="float">
            <text:p>0.0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[.A11]/LN(107/(107-[.B11]))" office:value-type="float" office:value="0.0975255435282788" calcext:value-type="float">
            <text:p>0.0975255435282788</text:p>
          </table:table-cell>
          <table:table-cell table:number-columns-repeated="2"/>
          <table:table-cell table:formula="of:=107/48*100/14.4" office:value-type="float" office:value="15.4803240740741" calcext:value-type="float">
            <text:p>15.4803240740741</text:p>
          </table:table-cell>
          <table:table-cell/>
        </table:table-row>
        <table:table-row table:style-name="ro1">
          <table:table-cell table:formula="of:=[.A11]+0.01" office:value-type="float" office:value="0.05" calcext:value-type="float">
            <text:p>0.05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formula="of:=[.A12]/LN(107/(107-[.B12]))" office:value-type="float" office:value="0.0864327733689412" calcext:value-type="float">
            <text:p>0.0864327733689412</text:p>
          </table:table-cell>
          <table:table-cell table:number-columns-repeated="4"/>
        </table:table-row>
        <table:table-row table:style-name="ro1">
          <table:table-cell table:formula="of:=[.A12]+0.01" office:value-type="float" office:value="0.06" calcext:value-type="float">
            <text:p>0.06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formula="of:=[.A13]/LN(107/(107-[.B13]))" office:value-type="float" office:value="0.0579574253112475" calcext:value-type="float">
            <text:p>0.0579574253112475</text:p>
          </table:table-cell>
          <table:table-cell table:number-columns-repeated="4"/>
        </table:table-row>
        <table:table-row table:style-name="ro1">
          <table:table-cell table:formula="of:=[.A13]+0.01" office:value-type="float" office:value="0.07" calcext:value-type="float">
            <text:p>0.07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[.A14]/LN(107/(107-[.B14]))" office:value-type="float" office:value="0.0455333530879624" calcext:value-type="float">
            <text:p>0.0455333530879624</text:p>
          </table:table-cell>
          <table:table-cell table:number-columns-repeated="4"/>
        </table:table-row>
        <table:table-row table:style-name="ro1">
          <table:table-cell table:formula="of:=[.A14]+0.01" office:value-type="float" office:value="0.08" calcext:value-type="float">
            <text:p>0.0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formula="of:=[.A15]/LN(107/(107-[.B15]))" office:value-type="float" office:value="0.0379528340556949" calcext:value-type="float">
            <text:p>0.0379528340556949</text:p>
          </table:table-cell>
          <table:table-cell table:number-columns-repeated="4"/>
        </table:table-row>
        <table:table-row table:style-name="ro1">
          <table:table-cell table:formula="of:=[.A15]+0.01" office:value-type="float" office:value="0.09" calcext:value-type="float">
            <text:p>0.0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[.A16]/LN(107/(107-[.B16]))" office:value-type="float" office:value="0.0363547605563156" calcext:value-type="float">
            <text:p>0.0363547605563156</text:p>
          </table:table-cell>
          <table:table-cell table:number-columns-repeated="4"/>
        </table:table-row>
        <table:table-row table:style-name="ro1">
          <table:table-cell table:formula="of:=[.A16]+0.01" office:value-type="float" office:value="0.1" calcext:value-type="float">
            <text:p>0.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formula="of:=[.A17]/LN(107/(107-[.B17]))" office:value-type="float" office:value="0.0347093343904558" calcext:value-type="float">
            <text:p>0.0347093343904558</text:p>
          </table:table-cell>
          <table:table-cell table:number-columns-repeated="4"/>
        </table:table-row>
        <table:table-row table:style-name="ro1">
          <table:table-cell table:formula="of:=[.A17]+0.01" office:value-type="float" office:value="0.11" calcext:value-type="float">
            <text:p>0.1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table:formula="of:=[.A18]/LN(107/(107-[.B18]))" office:value-type="float" office:value="0.0334699060339212" calcext:value-type="float">
            <text:p>0.0334699060339212</text:p>
          </table:table-cell>
          <table:table-cell table:number-columns-repeated="4"/>
        </table:table-row>
        <table:table-row table:style-name="ro1">
          <table:table-cell table:formula="of:=[.A18]+0.01" office:value-type="float" office:value="0.12" calcext:value-type="float">
            <text:p>0.12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formula="of:=[.A19]/LN(107/(107-[.B19]))" office:value-type="float" office:value="0.0301531656137228" calcext:value-type="float">
            <text:p>0.0301531656137228</text:p>
          </table:table-cell>
          <table:table-cell table:number-columns-repeated="4"/>
        </table:table-row>
        <table:table-row table:style-name="ro1">
          <table:table-cell table:formula="of:=[.A19]+0.01" office:value-type="float" office:value="0.13" calcext:value-type="float">
            <text:p>0.13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formula="of:=[.A20]/LN(107/(107-[.B20]))" office:value-type="float" office:value="0.0326659294148663" calcext:value-type="float">
            <text:p>0.0326659294148663</text:p>
          </table:table-cell>
          <table:table-cell table:number-columns-repeated="4"/>
        </table:table-row>
        <table:table-row table:style-name="ro1">
          <table:table-cell table:formula="of:=[.A20]+0.01" office:value-type="float" office:value="0.14" calcext:value-type="float">
            <text:p>0.14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formula="of:=[.A21]/LN(107/(107-[.B21]))" office:value-type="float" office:value="0.0351786932160099" calcext:value-type="float">
            <text:p>0.0351786932160099</text:p>
          </table:table-cell>
          <table:table-cell table:number-columns-repeated="4"/>
        </table:table-row>
        <table:table-row table:style-name="ro1">
          <table:table-cell table:formula="of:=[.A21]+0.01" office:value-type="float" office:value="0.15" calcext:value-type="float">
            <text:p>0.15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22]/LN(107/(107-[.B22]))" office:value-type="float" office:value="0.0321004696114175" calcext:value-type="float">
            <text:p>0.0321004696114175</text:p>
          </table:table-cell>
          <table:table-cell table:number-columns-repeated="4"/>
        </table:table-row>
        <table:table-row table:style-name="ro1">
          <table:table-cell table:formula="of:=[.A22]+0.01" office:value-type="float" office:value="0.16" calcext:value-type="float">
            <text:p>0.16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23]/LN(107/(107-[.B23]))" office:value-type="float" office:value="0.0342405009188454" calcext:value-type="float">
            <text:p>0.0342405009188454</text:p>
          </table:table-cell>
          <table:table-cell table:number-columns-repeated="4"/>
        </table:table-row>
        <table:table-row table:style-name="ro1">
          <table:table-cell table:formula="of:=[.A23]+0.01" office:value-type="float" office:value="0.17" calcext:value-type="float">
            <text:p>0.17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24]/LN(107/(107-[.B24]))" office:value-type="float" office:value="0.0363805322262732" calcext:value-type="float">
            <text:p>0.0363805322262732</text:p>
          </table:table-cell>
          <table:table-cell table:number-columns-repeated="4"/>
        </table:table-row>
        <table:table-row table:style-name="ro1">
          <table:table-cell table:formula="of:=[.A24]+0.01" office:value-type="float" office:value="0.18" calcext:value-type="float">
            <text:p>0.18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25]/LN(107/(107-[.B25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25]+0.01" office:value-type="float" office:value="0.19" calcext:value-type="float">
            <text:p>0.19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26]/LN(107/(107-[.B26]))" office:value-type="float" office:value="0.0406605948411289" calcext:value-type="float">
            <text:p>0.0406605948411289</text:p>
          </table:table-cell>
          <table:table-cell table:number-columns-repeated="4"/>
        </table:table-row>
        <table:table-row table:style-name="ro1">
          <table:table-cell table:formula="of:=[.A26]+0.01" office:value-type="float" office:value="0.2" calcext:value-type="float">
            <text:p>0.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27]/LN(107/(107-[.B27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27]+0.01" office:value-type="float" office:value="0.21" calcext:value-type="float">
            <text:p>0.21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28]/LN(107/(107-[.B28]))" office:value-type="float" office:value="0.0449406574559846" calcext:value-type="float">
            <text:p>0.0449406574559846</text:p>
          </table:table-cell>
          <table:table-cell table:number-columns-repeated="4"/>
        </table:table-row>
        <table:table-row table:style-name="ro1">
          <table:table-cell table:formula="of:=[.A28]+0.01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29]/LN(107/(107-[.B29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29]+0.01" office:value-type="float" office:value="0.23" calcext:value-type="float">
            <text:p>0.23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30]/LN(107/(107-[.B30]))" office:value-type="float" office:value="0.0492207200708402" calcext:value-type="float">
            <text:p>0.0492207200708402</text:p>
          </table:table-cell>
          <table:table-cell table:number-columns-repeated="4"/>
        </table:table-row>
        <table:table-row table:style-name="ro1">
          <table:table-cell table:formula="of:=[.A30]+0.01" office:value-type="float" office:value="0.24" calcext:value-type="float">
            <text:p>0.24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31]/LN(107/(107-[.B31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31]+0.01" office:value-type="float" office:value="0.25" calcext:value-type="float">
            <text:p>0.25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32]/LN(107/(107-[.B32]))" office:value-type="float" office:value="0.0535007826856959" calcext:value-type="float">
            <text:p>0.0535007826856959</text:p>
          </table:table-cell>
          <table:table-cell table:number-columns-repeated="4"/>
        </table:table-row>
        <table:table-row table:style-name="ro1">
          <table:table-cell table:formula="of:=[.A32]+0.01" office:value-type="float" office:value="0.26" calcext:value-type="float">
            <text:p>0.26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33]/LN(107/(107-[.B33]))" office:value-type="float" office:value="0.0556408139931237" calcext:value-type="float">
            <text:p>0.0556408139931237</text:p>
          </table:table-cell>
          <table:table-cell table:number-columns-repeated="4"/>
        </table:table-row>
        <table:table-row table:style-name="ro1">
          <table:table-cell table:formula="of:=[.A33]+0.01" office:value-type="float" office:value="0.27" calcext:value-type="float">
            <text:p>0.27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34]/LN(107/(107-[.B34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34]+0.01" office:value-type="float" office:value="0.28" calcext:value-type="float">
            <text:p>0.28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35]/LN(107/(107-[.B35]))" office:value-type="float" office:value="0.0599208766079794" calcext:value-type="float">
            <text:p>0.0599208766079794</text:p>
          </table:table-cell>
          <table:table-cell table:number-columns-repeated="4"/>
        </table:table-row>
        <table:table-row table:style-name="ro1">
          <table:table-cell table:formula="of:=[.A35]+0.01" office:value-type="float" office:value="0.29" calcext:value-type="float">
            <text:p>0.29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36]/LN(107/(107-[.B36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36]+0.01" office:value-type="float" office:value="0.3" calcext:value-type="float">
            <text:p>0.3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37]/LN(107/(107-[.B37]))" office:value-type="float" office:value="0.0642009392228351" calcext:value-type="float">
            <text:p>0.0642009392228351</text:p>
          </table:table-cell>
          <table:table-cell table:number-columns-repeated="4"/>
        </table:table-row>
        <table:table-row table:style-name="ro1">
          <table:table-cell table:formula="of:=[.A37]+0.01" office:value-type="float" office:value="0.31" calcext:value-type="float">
            <text:p>0.3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38]/LN(107/(107-[.B38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38]+0.01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39]/LN(107/(107-[.B39]))" office:value-type="float" office:value="0.0684810018376908" calcext:value-type="float">
            <text:p>0.0684810018376908</text:p>
          </table:table-cell>
          <table:table-cell table:number-columns-repeated="4"/>
        </table:table-row>
        <table:table-row table:style-name="ro1">
          <table:table-cell table:formula="of:=[.A39]+0.01" office:value-type="float" office:value="0.33" calcext:value-type="float">
            <text:p>0.33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40]/LN(107/(107-[.B40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40]+0.01" office:value-type="float" office:value="0.34" calcext:value-type="float">
            <text:p>0.34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41]/LN(107/(107-[.B41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41]+0.01" office:value-type="float" office:value="0.35" calcext:value-type="float">
            <text:p>0.35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42]/LN(107/(107-[.B42]))" office:value-type="float" office:value="0.0749010957599743" calcext:value-type="float">
            <text:p>0.0749010957599743</text:p>
          </table:table-cell>
          <table:table-cell table:number-columns-repeated="4"/>
        </table:table-row>
        <table:table-row table:style-name="ro1">
          <table:table-cell table:formula="of:=[.A42]+0.01" office:value-type="float" office:value="0.36" calcext:value-type="float">
            <text:p>0.36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43]/LN(107/(107-[.B43]))" office:value-type="float" office:value="0.0770411270674021" calcext:value-type="float">
            <text:p>0.0770411270674021</text:p>
          </table:table-cell>
          <table:table-cell table:number-columns-repeated="4"/>
        </table:table-row>
        <table:table-row table:style-name="ro1">
          <table:table-cell table:formula="of:=[.A43]+0.01" office:value-type="float" office:value="0.37" calcext:value-type="float">
            <text:p>0.37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44]/LN(107/(107-[.B44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44]+0.01" office:value-type="float" office:value="0.38" calcext:value-type="float">
            <text:p>0.38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45]/LN(107/(107-[.B45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45]+0.01" office:value-type="float" office:value="0.39" calcext:value-type="float">
            <text:p>0.39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46]/LN(107/(107-[.B46]))" office:value-type="float" office:value="0.0834612209896856" calcext:value-type="float">
            <text:p>0.0834612209896856</text:p>
          </table:table-cell>
          <table:table-cell table:number-columns-repeated="4"/>
        </table:table-row>
        <table:table-row table:style-name="ro1">
          <table:table-cell table:formula="of:=[.A46]+0.01" office:value-type="float" office:value="0.4" calcext:value-type="float">
            <text:p>0.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47]/LN(107/(107-[.B47]))" office:value-type="float" office:value="0.0856012522971134" calcext:value-type="float">
            <text:p>0.0856012522971134</text:p>
          </table:table-cell>
          <table:table-cell table:number-columns-repeated="4"/>
        </table:table-row>
        <table:table-row table:style-name="ro1">
          <table:table-cell table:formula="of:=[.A47]+0.01" office:value-type="float" office:value="0.41" calcext:value-type="float">
            <text:p>0.4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48]/LN(107/(107-[.B48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48]+0.01" office:value-type="float" office:value="0.42" calcext:value-type="float">
            <text:p>0.42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49]/LN(107/(107-[.B49]))" office:value-type="float" office:value="0.0898813149119691" calcext:value-type="float">
            <text:p>0.0898813149119691</text:p>
          </table:table-cell>
          <table:table-cell table:number-columns-repeated="4"/>
        </table:table-row>
        <table:table-row table:style-name="ro1">
          <table:table-cell table:formula="of:=[.A49]+0.01" office:value-type="float" office:value="0.43" calcext:value-type="float">
            <text:p>0.43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50]/LN(107/(107-[.B50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50]+0.01" office:value-type="float" office:value="0.44" calcext:value-type="float">
            <text:p>0.4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51]/LN(107/(107-[.B51]))" office:value-type="float" office:value="0.0941613775268248" calcext:value-type="float">
            <text:p>0.0941613775268248</text:p>
          </table:table-cell>
          <table:table-cell table:number-columns-repeated="4"/>
        </table:table-row>
        <table:table-row table:style-name="ro1">
          <table:table-cell table:formula="of:=[.A51]+0.01" office:value-type="float" office:value="0.45" calcext:value-type="float">
            <text:p>0.45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52]/LN(107/(107-[.B52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52]+0.01" office:value-type="float" office:value="0.46" calcext:value-type="float">
            <text:p>0.46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53]/LN(107/(107-[.B53]))" office:value-type="float" office:value="0.0984414401416805" calcext:value-type="float">
            <text:p>0.0984414401416805</text:p>
          </table:table-cell>
          <table:table-cell table:number-columns-repeated="4"/>
        </table:table-row>
        <table:table-row table:style-name="ro1">
          <table:table-cell table:formula="of:=[.A53]+0.01" office:value-type="float" office:value="0.47" calcext:value-type="float">
            <text:p>0.47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54]/LN(107/(107-[.B54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54]+0.01" office:value-type="float" office:value="0.48" calcext:value-type="float">
            <text:p>0.48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formula="of:=[.A55]/LN(107/(107-[.B55]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[.A55]+0.01" office:value-type="float" office:value="0.49" calcext:value-type="float">
            <text:p>0.49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[.A56]/LN(107/(107-[.B56]))" office:value-type="float" office:value="0.104861534063964" calcext:value-type="float">
            <text:p>0.104861534063964</text:p>
          </table:table-cell>
          <table:table-cell table:number-columns-repeated="4"/>
        </table:table-row>
        <table:table-row table:style-name="ro1">
          <table:table-cell table:formula="of:=[.A56]+0.01" office:value-type="float" office:value="0.5" calcext:value-type="float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A57]/LN(107/(107-[.B57]))" office:value-type="float" office:value="0.107001565371392" calcext:value-type="float">
            <text:p>0.107001565371392</text:p>
          </table:table-cell>
          <table:table-cell table:number-columns-repeated="4"/>
        </table:table-row>
        <table:table-row table:style-name="ro1">
          <table:table-cell table:formula="of:=[.A57]+0.01" office:value-type="float" office:value="0.51" calcext:value-type="float">
            <text:p>0.5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A58]/LN(107/(107-[.B58]))" office:value-type="float" office:value="0.142688612585653" calcext:value-type="float">
            <text:p>0.142688612585653</text:p>
          </table:table-cell>
          <table:table-cell table:number-columns-repeated="4"/>
        </table:table-row>
        <table:table-row table:style-name="ro1">
          <table:table-cell table:formula="of:=[.A58]+0.01" office:value-type="float" office:value="0.52" calcext:value-type="float">
            <text:p>0.5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A59]/LN(107/(107-[.B59]))" office:value-type="float" office:value="0.169746536839571" calcext:value-type="float">
            <text:p>0.169746536839571</text:p>
          </table:table-cell>
          <table:table-cell table:number-columns-repeated="4"/>
        </table:table-row>
        <table:table-row table:style-name="ro1">
          <table:table-cell table:formula="of:=[.A59]+0.01" office:value-type="float" office:value="0.53" calcext:value-type="float">
            <text:p>0.5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60]/LN(107/(107-[.B60]))" office:value-type="float" office:value="0.19435856405853" calcext:value-type="float">
            <text:p>0.19435856405853</text:p>
          </table:table-cell>
          <table:table-cell table:number-columns-repeated="4"/>
        </table:table-row>
        <table:table-row table:style-name="ro1">
          <table:table-cell table:formula="of:=[.A60]+0.01" office:value-type="float" office:value="0.54" calcext:value-type="float">
            <text:p>0.5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A61]/LN(107/(107-[.B61]))" office:value-type="float" office:value="0.218128563337894" calcext:value-type="float">
            <text:p>0.218128563337894</text:p>
          </table:table-cell>
          <table:table-cell table:number-columns-repeated="4"/>
        </table:table-row>
        <table:table-row table:style-name="ro1">
          <table:table-cell table:formula="of:=[.A61]+0.01" office:value-type="float" office:value="0.55" calcext:value-type="float">
            <text:p>0.5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A62]/LN(107/(107-[.B62]))" office:value-type="float" office:value="0.241765302190986" calcext:value-type="float">
            <text:p>0.241765302190986</text:p>
          </table:table-cell>
          <table:table-cell table:number-columns-repeated="4"/>
        </table:table-row>
        <table:table-row table:style-name="ro1">
          <table:table-cell table:formula="of:=[.A62]+0.01" office:value-type="float" office:value="0.56" calcext:value-type="float">
            <text:p>0.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A63]/LN(107/(107-[.B63]))" office:value-type="float" office:value="0.25595060186451" calcext:value-type="float">
            <text:p>0.25595060186451</text:p>
          </table:table-cell>
          <table:table-cell table:number-columns-repeated="4"/>
        </table:table-row>
        <table:table-row table:style-name="ro1">
          <table:table-cell table:formula="of:=[.A63]+0.01" office:value-type="float" office:value="0.57" calcext:value-type="float">
            <text:p>0.5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A64]/LN(107/(107-[.B64]))" office:value-type="float" office:value="0.280267472841291" calcext:value-type="float">
            <text:p>0.280267472841291</text:p>
          </table:table-cell>
          <table:table-cell table:number-columns-repeated="4"/>
        </table:table-row>
        <table:table-row table:style-name="ro1">
          <table:table-cell table:formula="of:=[.A64]+0.01" office:value-type="float" office:value="0.58" calcext:value-type="float">
            <text:p>0.5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A65]/LN(107/(107-[.B65]))" office:value-type="float" office:value="0.305224585182424" calcext:value-type="float">
            <text:p>0.305224585182424</text:p>
          </table:table-cell>
          <table:table-cell table:number-columns-repeated="4"/>
        </table:table-row>
        <table:table-row table:style-name="ro1">
          <table:table-cell table:formula="of:=[.A65]+0.01" office:value-type="float" office:value="0.59" calcext:value-type="float">
            <text:p>0.5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A66]/LN(107/(107-[.B66]))" office:value-type="float" office:value="0.331003763151903" calcext:value-type="float">
            <text:p>0.331003763151903</text:p>
          </table:table-cell>
          <table:table-cell table:number-columns-repeated="4"/>
        </table:table-row>
        <table:table-row table:style-name="ro1">
          <table:table-cell table:formula="of:=[.A66]+0.01" office:value-type="float" office:value="0.6" calcext:value-type="float">
            <text:p>0.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A67]/LN(107/(107-[.B67]))" office:value-type="float" office:value="0.347143902842123" calcext:value-type="float">
            <text:p>0.347143902842123</text:p>
          </table:table-cell>
          <table:table-cell table:number-columns-repeated="4"/>
        </table:table-row>
        <table:table-row table:style-name="ro1">
          <table:table-cell table:formula="of:=[.A67]+0.01" office:value-type="float" office:value="0.61" calcext:value-type="float">
            <text:p>0.6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A68]/LN(107/(107-[.B68]))" office:value-type="float" office:value="0.385639936774782" calcext:value-type="float">
            <text:p>0.385639936774782</text:p>
          </table:table-cell>
          <table:table-cell table:number-columns-repeated="4"/>
        </table:table-row>
        <table:table-row table:style-name="ro1">
          <table:table-cell table:formula="of:=[.A68]+0.01" office:value-type="float" office:value="0.62" calcext:value-type="float">
            <text:p>0.6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A69]/LN(107/(107-[.B69]))" office:value-type="float" office:value="0.40329541306481" calcext:value-type="float">
            <text:p>0.40329541306481</text:p>
          </table:table-cell>
          <table:table-cell table:number-columns-repeated="4"/>
        </table:table-row>
        <table:table-row table:style-name="ro1">
          <table:table-cell table:formula="of:=[.A69]+0.01" office:value-type="float" office:value="0.63" calcext:value-type="float">
            <text:p>0.6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A70]/LN(107/(107-[.B70]))" office:value-type="float" office:value="0.421468112770214" calcext:value-type="float">
            <text:p>0.421468112770214</text:p>
          </table:table-cell>
          <table:table-cell table:number-columns-repeated="4"/>
        </table:table-row>
        <table:table-row table:style-name="ro1">
          <table:table-cell table:formula="of:=[.A70]+0.01" office:value-type="float" office:value="0.64" calcext:value-type="float">
            <text:p>0.6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A71]/LN(107/(107-[.B71]))" office:value-type="float" office:value="0.464781214894731" calcext:value-type="float">
            <text:p>0.464781214894731</text:p>
          </table:table-cell>
          <table:table-cell table:number-columns-repeated="4"/>
        </table:table-row>
        <table:table-row table:style-name="ro1">
          <table:table-cell table:formula="of:=[.A71]+0.01" office:value-type="float" office:value="0.65" calcext:value-type="float">
            <text:p>0.6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A72]/LN(107/(107-[.B72]))" office:value-type="float" office:value="0.472043421377462" calcext:value-type="float">
            <text:p>0.472043421377462</text:p>
          </table:table-cell>
          <table:table-cell table:number-columns-repeated="4"/>
        </table:table-row>
        <table:table-row table:style-name="ro1">
          <table:table-cell table:formula="of:=[.A72]+0.01" office:value-type="float" office:value="0.66" calcext:value-type="float">
            <text:p>0.6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A73]/LN(107/(107-[.B73]))" office:value-type="float" office:value="0.519018304043108" calcext:value-type="float">
            <text:p>0.519018304043108</text:p>
          </table:table-cell>
          <table:table-cell table:number-columns-repeated="4"/>
        </table:table-row>
        <table:table-row table:style-name="ro1">
          <table:table-cell table:formula="of:=[.A73]+0.01" office:value-type="float" office:value="0.67" calcext:value-type="float">
            <text:p>0.6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A74]/LN(107/(107-[.B74]))" office:value-type="float" office:value="0.540827805417363" calcext:value-type="float">
            <text:p>0.540827805417363</text:p>
          </table:table-cell>
          <table:table-cell table:number-columns-repeated="4"/>
        </table:table-row>
        <table:table-row table:style-name="ro1">
          <table:table-cell table:formula="of:=[.A74]+0.01" office:value-type="float" office:value="0.68" calcext:value-type="float">
            <text:p>0.6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A75]/LN(107/(107-[.B75]))" office:value-type="float" office:value="0.57807336788905" calcext:value-type="float">
            <text:p>0.57807336788905</text:p>
          </table:table-cell>
          <table:table-cell table:number-columns-repeated="4"/>
        </table:table-row>
        <table:table-row table:style-name="ro1">
          <table:table-cell table:formula="of:=[.A75]+0.01" office:value-type="float" office:value="0.69" calcext:value-type="float">
            <text:p>0.6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A76]/LN(107/(107-[.B76]))" office:value-type="float" office:value="0.601848297135085" calcext:value-type="float">
            <text:p>0.601848297135085</text:p>
          </table:table-cell>
          <table:table-cell table:number-columns-repeated="4"/>
        </table:table-row>
        <table:table-row table:style-name="ro1">
          <table:table-cell table:formula="of:=[.A76]+0.01" office:value-type="float" office:value="0.7" calcext:value-type="float">
            <text:p>0.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A77]/LN(107/(107-[.B77]))" office:value-type="float" office:value="0.642608685156272" calcext:value-type="float">
            <text:p>0.642608685156272</text:p>
          </table:table-cell>
          <table:table-cell table:number-columns-repeated="4"/>
        </table:table-row>
        <table:table-row table:style-name="ro1">
          <table:table-cell table:formula="of:=[.A77]+0.01" office:value-type="float" office:value="0.71" calcext:value-type="float">
            <text:p>0.7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A78]/LN(107/(107-[.B78]))" office:value-type="float" office:value="0.685829532849762" calcext:value-type="float">
            <text:p>0.685829532849762</text:p>
          </table:table-cell>
          <table:table-cell table:number-columns-repeated="4"/>
        </table:table-row>
        <table:table-row table:style-name="ro1">
          <table:table-cell table:formula="of:=[.A78]+0.01" office:value-type="float" office:value="0.72" calcext:value-type="float">
            <text:p>0.7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A79]/LN(107/(107-[.B79]))" office:value-type="float" office:value="0.713388890794863" calcext:value-type="float">
            <text:p>0.713388890794863</text:p>
          </table:table-cell>
          <table:table-cell table:number-columns-repeated="4"/>
        </table:table-row>
        <table:table-row table:style-name="ro1">
          <table:table-cell table:formula="of:=[.A79]+0.01" office:value-type="float" office:value="0.73" calcext:value-type="float">
            <text:p>0.7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A80]/LN(107/(107-[.B80]))" office:value-type="float" office:value="0.741908084480767" calcext:value-type="float">
            <text:p>0.741908084480767</text:p>
          </table:table-cell>
          <table:table-cell table:number-columns-repeated="4"/>
        </table:table-row>
        <table:table-row table:style-name="ro1">
          <table:table-cell table:formula="of:=[.A80]+0.01" office:value-type="float" office:value="0.74" calcext:value-type="float">
            <text:p>0.7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A81]/LN(107/(107-[.B81]))" office:value-type="float" office:value="0.791309102447772" calcext:value-type="float">
            <text:p>0.791309102447772</text:p>
          </table:table-cell>
          <table:table-cell table:number-columns-repeated="4"/>
        </table:table-row>
        <table:table-row table:style-name="ro1">
          <table:table-cell table:formula="of:=[.A81]+0.01" office:value-type="float" office:value="0.75" calcext:value-type="float">
            <text:p>0.7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A82]/LN(107/(107-[.B82]))" office:value-type="float" office:value="0.843987075453312" calcext:value-type="float">
            <text:p>0.843987075453312</text:p>
          </table:table-cell>
          <table:table-cell table:number-columns-repeated="4"/>
        </table:table-row>
        <table:table-row table:style-name="ro1">
          <table:table-cell table:formula="of:=[.A82]+0.01" office:value-type="float" office:value="0.76" calcext:value-type="float">
            <text:p>0.7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A83]/LN(107/(107-[.B83]))" office:value-type="float" office:value="0.877429612288401" calcext:value-type="float">
            <text:p>0.877429612288401</text:p>
          </table:table-cell>
          <table:table-cell table:number-columns-repeated="4"/>
        </table:table-row>
        <table:table-row table:style-name="ro1">
          <table:table-cell table:formula="of:=[.A83]+0.01" office:value-type="float" office:value="0.77" calcext:value-type="float">
            <text:p>0.7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84]/LN(107/(107-[.B84]))" office:value-type="float" office:value="0.935963978933092" calcext:value-type="float">
            <text:p>0.935963978933092</text:p>
          </table:table-cell>
          <table:table-cell table:number-columns-repeated="4"/>
        </table:table-row>
        <table:table-row table:style-name="ro1">
          <table:table-cell table:formula="of:=[.A84]+0.01" office:value-type="float" office:value="0.78" calcext:value-type="float">
            <text:p>0.7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A85]/LN(107/(107-[.B85]))" office:value-type="float" office:value="0.973020118665383" calcext:value-type="float">
            <text:p>0.973020118665383</text:p>
          </table:table-cell>
          <table:table-cell table:number-columns-repeated="4"/>
        </table:table-row>
        <table:table-row table:style-name="ro1">
          <table:table-cell table:formula="of:=[.A85]+0.01" office:value-type="float" office:value="0.790000000000001" calcext:value-type="float">
            <text:p>0.79000000000000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A86]/LN(107/(107-[.B86]))" office:value-type="float" office:value="1.0115126317194" calcext:value-type="float">
            <text:p>1.0115126317194</text:p>
          </table:table-cell>
          <table:table-cell table:number-columns-repeated="4"/>
        </table:table-row>
        <table:table-row table:style-name="ro1">
          <table:table-cell table:formula="of:=[.A86]+0.01" office:value-type="float" office:value="0.8" calcext:value-type="float">
            <text:p>0.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A87]/LN(107/(107-[.B87]))" office:value-type="float" office:value="1.07961746740645" calcext:value-type="float">
            <text:p>1.07961746740645</text:p>
          </table:table-cell>
          <table:table-cell table:number-columns-repeated="4"/>
        </table:table-row>
        <table:table-row table:style-name="ro1">
          <table:table-cell table:formula="of:=[.A87]+0.01" office:value-type="float" office:value="0.810000000000001" calcext:value-type="float">
            <text:p>0.81000000000000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A88]/LN(107/(107-[.B88]))" office:value-type="float" office:value="1.15296431531463" calcext:value-type="float">
            <text:p>1.15296431531463</text:p>
          </table:table-cell>
          <table:table-cell table:number-columns-repeated="4"/>
        </table:table-row>
        <table:table-row table:style-name="ro1">
          <table:table-cell table:formula="of:=[.A88]+0.01" office:value-type="float" office:value="0.82" calcext:value-type="float">
            <text:p>0.8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A89]/LN(107/(107-[.B89]))" office:value-type="float" office:value="1.1671984426642" calcext:value-type="float">
            <text:p>1.1671984426642</text:p>
          </table:table-cell>
          <table:table-cell table:number-columns-repeated="4"/>
        </table:table-row>
        <table:table-row table:style-name="ro1">
          <table:table-cell table:formula="of:=[.A89]+0.01" office:value-type="float" office:value="0.83" calcext:value-type="float">
            <text:p>0.8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A90]/LN(107/(107-[.B90]))" office:value-type="float" office:value="1.2471907231265" calcext:value-type="float">
            <text:p>1.2471907231265</text:p>
          </table:table-cell>
          <table:table-cell table:number-columns-repeated="4"/>
        </table:table-row>
        <table:table-row table:style-name="ro1">
          <table:table-cell table:formula="of:=[.A90]+0.01" office:value-type="float" office:value="0.84" calcext:value-type="float">
            <text:p>0.8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A91]/LN(107/(107-[.B91]))" office:value-type="float" office:value="1.33380425806281" calcext:value-type="float">
            <text:p>1.33380425806281</text:p>
          </table:table-cell>
          <table:table-cell table:number-columns-repeated="4"/>
        </table:table-row>
        <table:table-row table:style-name="ro1">
          <table:table-cell table:formula="of:=[.A91]+0.01" office:value-type="float" office:value="0.850000000000001" calcext:value-type="float">
            <text:p>0.85000000000000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A92]/LN(107/(107-[.B92]))" office:value-type="float" office:value="1.38801384160928" calcext:value-type="float">
            <text:p>1.38801384160928</text:p>
          </table:table-cell>
          <table:table-cell table:number-columns-repeated="4"/>
        </table:table-row>
        <table:table-row table:style-name="ro1">
          <table:table-cell table:formula="of:=[.A92]+0.01" office:value-type="float" office:value="0.860000000000001" calcext:value-type="float">
            <text:p>0.86000000000000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A93]/LN(107/(107-[.B93]))" office:value-type="float" office:value="1.44467064977455" calcext:value-type="float">
            <text:p>1.44467064977455</text:p>
          </table:table-cell>
          <table:table-cell table:number-columns-repeated="4"/>
        </table:table-row>
        <table:table-row table:style-name="ro1">
          <table:table-cell table:formula="of:=[.A93]+0.01" office:value-type="float" office:value="0.87" calcext:value-type="float">
            <text:p>0.8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A94]/LN(107/(107-[.B94]))" office:value-type="float" office:value="1.50393025661958" calcext:value-type="float">
            <text:p>1.50393025661958</text:p>
          </table:table-cell>
          <table:table-cell table:number-columns-repeated="4"/>
        </table:table-row>
        <table:table-row table:style-name="ro1">
          <table:table-cell table:formula="of:=[.A94]+0.01" office:value-type="float" office:value="0.88" calcext:value-type="float">
            <text:p>0.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A95]/LN(107/(107-[.B95]))" office:value-type="float" office:value="1.61262406267914" calcext:value-type="float">
            <text:p>1.61262406267914</text:p>
          </table:table-cell>
          <table:table-cell table:number-columns-repeated="4"/>
        </table:table-row>
        <table:table-row table:style-name="ro1">
          <table:table-cell table:formula="of:=[.A95]+0.01" office:value-type="float" office:value="0.890000000000001" calcext:value-type="float">
            <text:p>0.89000000000000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A96]/LN(107/(107-[.B96]))" office:value-type="float" office:value="1.68021502682404" calcext:value-type="float">
            <text:p>1.68021502682404</text:p>
          </table:table-cell>
          <table:table-cell table:number-columns-repeated="4"/>
        </table:table-row>
        <table:table-row table:style-name="ro1">
          <table:table-cell table:formula="of:=[.A96]+0.01" office:value-type="float" office:value="0.900000000000001" calcext:value-type="float">
            <text:p>0.90000000000000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97]/LN(107/(107-[.B97]))" office:value-type="float" office:value="1.75115758437503" calcext:value-type="float">
            <text:p>1.75115758437503</text:p>
          </table:table-cell>
          <table:table-cell table:number-columns-repeated="4"/>
        </table:table-row>
        <table:table-row table:style-name="ro1">
          <table:table-cell table:formula="of:=[.A97]+0.01" office:value-type="float" office:value="0.910000000000001" calcext:value-type="float">
            <text:p>0.91000000000000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A98]/LN(107/(107-[.B98]))" office:value-type="float" office:value="1.82569044134965" calcext:value-type="float">
            <text:p>1.82569044134965</text:p>
          </table:table-cell>
          <table:table-cell table:number-columns-repeated="4"/>
        </table:table-row>
        <table:table-row table:style-name="ro1">
          <table:table-cell table:formula="of:=[.A98]+0.01" office:value-type="float" office:value="0.92" calcext:value-type="float">
            <text:p>0.9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A99]/LN(107/(107-[.B99]))" office:value-type="float" office:value="1.96523996730436" calcext:value-type="float">
            <text:p>1.96523996730436</text:p>
          </table:table-cell>
          <table:table-cell table:number-columns-repeated="4"/>
        </table:table-row>
        <table:table-row table:style-name="ro1">
          <table:table-cell table:formula="of:=[.A99]+0.01" office:value-type="float" office:value="0.930000000000001" calcext:value-type="float">
            <text:p>0.93000000000000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A100]/LN(107/(107-[.B100]))" office:value-type="float" office:value="2.05152581673217" calcext:value-type="float">
            <text:p>2.05152581673217</text:p>
          </table:table-cell>
          <table:table-cell table:number-columns-repeated="4"/>
        </table:table-row>
        <table:table-row table:style-name="ro1">
          <table:table-cell table:formula="of:=[.A100]+0.01" office:value-type="float" office:value="0.940000000000001" calcext:value-type="float">
            <text:p>0.94000000000000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A101]/LN(107/(107-[.B101]))" office:value-type="float" office:value="2.14258526638023" calcext:value-type="float">
            <text:p>2.14258526638023</text:p>
          </table:table-cell>
          <table:table-cell table:number-columns-repeated="4"/>
        </table:table-row>
        <table:table-row table:style-name="ro1">
          <table:table-cell table:formula="of:=[.A101]+0.01" office:value-type="float" office:value="0.950000000000001" calcext:value-type="float">
            <text:p>0.9500000000000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A102]/LN(107/(107-[.B102]))" office:value-type="float" office:value="2.23880460323393" calcext:value-type="float">
            <text:p>2.23880460323393</text:p>
          </table:table-cell>
          <table:table-cell table:number-columns-repeated="4"/>
        </table:table-row>
        <table:table-row table:style-name="ro1">
          <table:table-cell table:formula="of:=[.A102]+0.01" office:value-type="float" office:value="0.960000000000001" calcext:value-type="float">
            <text:p>0.9600000000000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A103]/LN(107/(107-[.B103]))" office:value-type="float" office:value="2.42324671800473" calcext:value-type="float">
            <text:p>2.42324671800473</text:p>
          </table:table-cell>
          <table:table-cell table:number-columns-repeated="4"/>
        </table:table-row>
        <table:table-row table:style-name="ro1">
          <table:table-cell table:formula="of:=[.A103]+0.01" office:value-type="float" office:value="0.970000000000001" calcext:value-type="float">
            <text:p>0.9700000000000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A104]/LN(107/(107-[.B104]))" office:value-type="float" office:value="2.44848887131728" calcext:value-type="float">
            <text:p>2.44848887131728</text:p>
          </table:table-cell>
          <table:table-cell table:number-columns-repeated="4"/>
        </table:table-row>
        <table:table-row table:style-name="ro1">
          <table:table-cell table:formula="of:=[.A104]+0.01" office:value-type="float" office:value="0.980000000000001" calcext:value-type="float">
            <text:p>0.9800000000000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A105]/LN(107/(107-[.B105]))" office:value-type="float" office:value="2.65752808738064" calcext:value-type="float">
            <text:p>2.65752808738064</text:p>
          </table:table-cell>
          <table:table-cell table:number-columns-repeated="4"/>
        </table:table-row>
        <table:table-row table:style-name="ro1">
          <table:table-cell table:formula="of:=[.A105]+0.01" office:value-type="float" office:value="0.990000000000001" calcext:value-type="float">
            <text:p>0.9900000000000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106]/LN(107/(107-[.B106]))" office:value-type="float" office:value="2.78605839888329" calcext:value-type="float">
            <text:p>2.78605839888329</text:p>
          </table:table-cell>
          <table:table-cell table:number-columns-repeated="4"/>
        </table:table-row>
        <table:table-row table:style-name="ro1">
          <table:table-cell table:formula="of:=[.A106]+0.01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A107]/LN(107/(107-[.B107]))" office:value-type="float" office:value="2.92316039534495" calcext:value-type="float">
            <text:p>2.92316039534495</text:p>
          </table:table-cell>
          <table:table-cell table:number-columns-repeated="4"/>
        </table:table-row>
        <table:table-row table:style-name="ro1">
          <table:table-cell table:formula="of:=[.A107]+0.01" office:value-type="float" office:value="1.01" calcext:value-type="float">
            <text:p>1.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108]/LN(107/(107-[.B108]))" office:value-type="float" office:value="3.06969036638933" calcext:value-type="float">
            <text:p>3.06969036638933</text:p>
          </table:table-cell>
          <table:table-cell table:number-columns-repeated="4"/>
        </table:table-row>
        <table:table-row table:style-name="ro1">
          <table:table-cell table:formula="of:=[.A108]+0.01" office:value-type="float" office:value="1.02" calcext:value-type="float">
            <text:p>1.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A109]/LN(107/(107-[.B109]))" office:value-type="float" office:value="3.22662272213613" calcext:value-type="float">
            <text:p>3.22662272213613</text:p>
          </table:table-cell>
          <table:table-cell table:number-columns-repeated="4"/>
        </table:table-row>
        <table:table-row table:style-name="ro1">
          <table:table-cell table:formula="of:=[.A109]+0.01" office:value-type="float" office:value="1.03" calcext:value-type="float">
            <text:p>1.0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A110]/LN(107/(107-[.B110]))" office:value-type="float" office:value="3.54192643917688" calcext:value-type="float">
            <text:p>3.54192643917688</text:p>
          </table:table-cell>
          <table:table-cell table:number-columns-repeated="4"/>
        </table:table-row>
        <table:table-row table:style-name="ro1">
          <table:table-cell table:formula="of:=[.A110]+0.01" office:value-type="float" office:value="1.04" calcext:value-type="float">
            <text:p>1.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A111]/LN(107/(107-[.B111]))" office:value-type="float" office:value="3.57631407450869" calcext:value-type="float">
            <text:p>3.57631407450869</text:p>
          </table:table-cell>
          <table:table-cell table:number-columns-repeated="4"/>
        </table:table-row>
        <table:table-row table:style-name="ro1">
          <table:table-cell table:formula="of:=[.A111]+0.01" office:value-type="float" office:value="1.05" calcext:value-type="float">
            <text:p>1.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A112]/LN(107/(107-[.B112]))" office:value-type="float" office:value="3.94574284623617" calcext:value-type="float">
            <text:p>3.94574284623617</text:p>
          </table:table-cell>
          <table:table-cell table:number-columns-repeated="4"/>
        </table:table-row>
        <table:table-row table:style-name="ro1">
          <table:table-cell table:formula="of:=[.A112]+0.01" office:value-type="float" office:value="1.06" calcext:value-type="float">
            <text:p>1.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A113]/LN(107/(107-[.B113]))" office:value-type="float" office:value="3.98332134953366" calcext:value-type="float">
            <text:p>3.98332134953366</text:p>
          </table:table-cell>
          <table:table-cell table:number-columns-repeated="4"/>
        </table:table-row>
        <table:table-row table:style-name="ro1">
          <table:table-cell table:formula="of:=[.A113]+0.01" office:value-type="float" office:value="1.07" calcext:value-type="float">
            <text:p>1.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A114]/LN(107/(107-[.B114]))" office:value-type="float" office:value="4.42126771614907" calcext:value-type="float">
            <text:p>4.42126771614907</text:p>
          </table:table-cell>
          <table:table-cell table:number-columns-repeated="4"/>
        </table:table-row>
        <table:table-row table:style-name="ro1">
          <table:table-cell table:formula="of:=[.A114]+0.01" office:value-type="float" office:value="1.08" calcext:value-type="float">
            <text:p>1.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1-[.B115]/107" office:value-type="float" office:value="0.794392523364486" calcext:value-type="float">
            <text:p>0.794392523364486</text:p>
          </table:table-cell>
          <table:table-cell table:number-columns-repeated="4"/>
        </table:table-row>
        <table:table-row table:style-name="ro1">
          <table:table-cell table:formula="of:=[.A115]+0.01" office:value-type="float" office:value="1.09" calcext:value-type="float">
            <text:p>1.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1-[.B116]/107" office:value-type="float" office:value="0.803738317757009" calcext:value-type="float">
            <text:p>0.803738317757009</text:p>
          </table:table-cell>
          <table:table-cell table:number-columns-repeated="4"/>
        </table:table-row>
        <table:table-row table:style-name="ro1">
          <table:table-cell table:formula="of:=[.A116]+0.01"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1-[.B117]/107" office:value-type="float" office:value="0.813084112149533" calcext:value-type="float">
            <text:p>0.813084112149533</text:p>
          </table:table-cell>
          <table:table-cell table:number-columns-repeated="4"/>
        </table:table-row>
        <table:table-row table:style-name="ro1">
          <table:table-cell table:formula="of:=[.A117]+0.01" office:value-type="float" office:value="1.11" calcext:value-type="float">
            <text:p>1.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B118]/107" office:value-type="float" office:value="0.822429906542056" calcext:value-type="float">
            <text:p>0.822429906542056</text:p>
          </table:table-cell>
          <table:table-cell table:number-columns-repeated="4"/>
        </table:table-row>
        <table:table-row table:style-name="ro1">
          <table:table-cell table:formula="of:=[.A118]+0.01" office:value-type="float" office:value="1.12" calcext:value-type="float">
            <text:p>1.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1-[.B119]/107" office:value-type="float" office:value="0.831775700934579" calcext:value-type="float">
            <text:p>0.831775700934579</text:p>
          </table:table-cell>
          <table:table-cell table:number-columns-repeated="4"/>
        </table:table-row>
        <table:table-row table:style-name="ro1">
          <table:table-cell table:formula="of:=[.A119]+0.01" office:value-type="float" office:value="1.13" calcext:value-type="float">
            <text:p>1.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1-[.B120]/107" office:value-type="float" office:value="0.841121495327103" calcext:value-type="float">
            <text:p>0.841121495327103</text:p>
          </table:table-cell>
          <table:table-cell table:number-columns-repeated="4"/>
        </table:table-row>
        <table:table-row table:style-name="ro1">
          <table:table-cell table:formula="of:=[.A120]+0.01" office:value-type="float" office:value="1.14" calcext:value-type="float">
            <text:p>1.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1-[.B121]/107" office:value-type="float" office:value="0.850467289719626" calcext:value-type="float">
            <text:p>0.850467289719626</text:p>
          </table:table-cell>
          <table:table-cell table:number-columns-repeated="4"/>
        </table:table-row>
        <table:table-row table:style-name="ro1">
          <table:table-cell table:formula="of:=[.A121]+0.01" office:value-type="float" office:value="1.15" calcext:value-type="float">
            <text:p>1.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1-[.B122]/107" office:value-type="float" office:value="0.85981308411215" calcext:value-type="float">
            <text:p>0.85981308411215</text:p>
          </table:table-cell>
          <table:table-cell table:number-columns-repeated="4"/>
        </table:table-row>
        <table:table-row table:style-name="ro1">
          <table:table-cell table:formula="of:=[.A122]+0.01" office:value-type="float" office:value="1.16" calcext:value-type="float">
            <text:p>1.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1-[.B123]/107" office:value-type="float" office:value="0.85981308411215" calcext:value-type="float">
            <text:p>0.85981308411215</text:p>
          </table:table-cell>
          <table:table-cell table:number-columns-repeated="4"/>
        </table:table-row>
        <table:table-row table:style-name="ro1">
          <table:table-cell table:formula="of:=[.A123]+0.01" office:value-type="float" office:value="1.17" calcext:value-type="float">
            <text:p>1.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1-[.B124]/107" office:value-type="float" office:value="0.878504672897196" calcext:value-type="float">
            <text:p>0.878504672897196</text:p>
          </table:table-cell>
          <table:table-cell table:number-columns-repeated="4"/>
        </table:table-row>
        <table:table-row table:style-name="ro1">
          <table:table-cell table:formula="of:=[.A124]+0.01" office:value-type="float" office:value="1.18" calcext:value-type="float">
            <text:p>1.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-[.B125]/107" office:value-type="float" office:value="0.88785046728972" calcext:value-type="float">
            <text:p>0.88785046728972</text:p>
          </table:table-cell>
          <table:table-cell table:number-columns-repeated="4"/>
        </table:table-row>
        <table:table-row table:style-name="ro1">
          <table:table-cell table:formula="of:=[.A125]+0.01" office:value-type="float" office:value="1.19" calcext:value-type="float">
            <text:p>1.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1-[.B126]/107" office:value-type="float" office:value="0.897196261682243" calcext:value-type="float">
            <text:p>0.897196261682243</text:p>
          </table:table-cell>
          <table:table-cell table:number-columns-repeated="4"/>
        </table:table-row>
        <table:table-row table:style-name="ro1">
          <table:table-cell table:formula="of:=[.A126]+0.01"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-[.B127]/107" office:value-type="float" office:value="0.906542056074766" calcext:value-type="float">
            <text:p>0.906542056074766</text:p>
          </table:table-cell>
          <table:table-cell table:number-columns-repeated="4"/>
        </table:table-row>
        <table:table-row table:style-name="ro1">
          <table:table-cell table:formula="of:=[.A127]+0.01" office:value-type="float" office:value="1.21" calcext:value-type="float">
            <text:p>1.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-[.B128]/107" office:value-type="float" office:value="0.91588785046729" calcext:value-type="float">
            <text:p>0.91588785046729</text:p>
          </table:table-cell>
          <table:table-cell table:number-columns-repeated="4"/>
        </table:table-row>
        <table:table-row table:style-name="ro1">
          <table:table-cell table:formula="of:=[.A128]+0.01" office:value-type="float" office:value="1.22" calcext:value-type="float">
            <text:p>1.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-[.B129]/107" office:value-type="float" office:value="0.91588785046729" calcext:value-type="float">
            <text:p>0.91588785046729</text:p>
          </table:table-cell>
          <table:table-cell table:number-columns-repeated="4"/>
        </table:table-row>
        <table:table-row table:style-name="ro1">
          <table:table-cell table:formula="of:=[.A129]+0.01" office:value-type="float" office:value="1.23" calcext:value-type="float">
            <text:p>1.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-[.B130]/107" office:value-type="float" office:value="0.934579439252336" calcext:value-type="float">
            <text:p>0.934579439252336</text:p>
          </table:table-cell>
          <table:table-cell table:number-columns-repeated="4"/>
        </table:table-row>
        <table:table-row table:style-name="ro1">
          <table:table-cell table:formula="of:=[.A130]+0.01" office:value-type="float" office:value="1.24" calcext:value-type="float">
            <text:p>1.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-[.B131]/107" office:value-type="float" office:value="0.934579439252336" calcext:value-type="float">
            <text:p>0.934579439252336</text:p>
          </table:table-cell>
          <table:table-cell table:number-columns-repeated="4"/>
        </table:table-row>
        <table:table-row table:style-name="ro1">
          <table:table-cell table:formula="of:=[.A131]+0.01"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B132]/107" office:value-type="float" office:value="0.962616822429906" calcext:value-type="float">
            <text:p>0.962616822429906</text:p>
          </table:table-cell>
          <table:table-cell table:number-columns-repeated="4"/>
        </table:table-row>
        <table:table-row table:style-name="ro1">
          <table:table-cell table:formula="of:=[.A132]+0.01" office:value-type="float" office:value="1.26" calcext:value-type="float">
            <text:p>1.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[.B133]/107" office:value-type="float" office:value="0.94392523364486" calcext:value-type="float">
            <text:p>0.94392523364486</text:p>
          </table:table-cell>
          <table:table-cell table:number-columns-repeated="4"/>
        </table:table-row>
        <table:table-row table:style-name="ro1">
          <table:table-cell table:formula="of:=[.A133]+0.01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B134]/107" office:value-type="float" office:value="0.962616822429906" calcext:value-type="float">
            <text:p>0.962616822429906</text:p>
          </table:table-cell>
          <table:table-cell table:number-columns-repeated="4"/>
        </table:table-row>
        <table:table-row table:style-name="ro1">
          <table:table-cell table:formula="of:=[.A134]+0.01"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-[.B135]/107" office:value-type="float" office:value="0.981308411214953" calcext:value-type="float">
            <text:p>0.981308411214953</text:p>
          </table:table-cell>
          <table:table-cell table:number-columns-repeated="4"/>
        </table:table-row>
        <table:table-row table:style-name="ro1">
          <table:table-cell table:formula="of:=[.A135]+0.01" office:value-type="float" office:value="1.29" calcext:value-type="float">
            <text:p>1.2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1-[.B136]/107" office:value-type="float" office:value="1.02803738317757" calcext:value-type="float">
            <text:p>1.02803738317757</text:p>
          </table:table-cell>
          <table:table-cell table:number-columns-repeated="4"/>
        </table:table-row>
        <table:table-row table:style-name="ro1">
          <table:table-cell table:formula="of:=[.A136]+0.01" office:value-type="float" office:value="1.3" calcext:value-type="float">
            <text:p>1.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1-[.B137]/107" office:value-type="float" office:value="1.00934579439252" calcext:value-type="float">
            <text:p>1.00934579439252</text:p>
          </table:table-cell>
          <table:table-cell table:number-columns-repeated="4"/>
        </table:table-row>
        <table:table-row table:style-name="ro1">
          <table:table-cell table:formula="of:=[.A137]+0.01" office:value-type="float" office:value="1.31" calcext:value-type="float">
            <text:p>1.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1-[.B138]/107" office:value-type="float" office:value="0.97196261682243" calcext:value-type="float">
            <text:p>0.97196261682243</text:p>
          </table:table-cell>
          <table:table-cell table:number-columns-repeated="4"/>
        </table:table-row>
        <table:table-row table:style-name="ro1">
          <table:table-cell table:formula="of:=[.A138]+0.01" office:value-type="float" office:value="1.32" calcext:value-type="float">
            <text:p>1.3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1-[.B139]/107" office:value-type="float" office:value="1.00934579439252" calcext:value-type="float">
            <text:p>1.00934579439252</text:p>
          </table:table-cell>
          <table:table-cell table:number-columns-repeated="4"/>
        </table:table-row>
        <table:table-row table:style-name="ro1">
          <table:table-cell table:formula="of:=[.A139]+0.01" office:value-type="float" office:value="1.33" calcext:value-type="float">
            <text:p>1.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1-[.B140]/107" office:value-type="float" office:value="1.00934579439252" calcext:value-type="float">
            <text:p>1.00934579439252</text:p>
          </table:table-cell>
          <table:table-cell table:number-columns-repeated="4"/>
        </table:table-row>
        <table:table-row table:style-name="ro1">
          <table:table-cell table:formula="of:=[.A140]+0.01" office:value-type="float" office:value="1.34" calcext:value-type="float">
            <text:p>1.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-[.B141]/107" office:value-type="float" office:value="0.981308411214953" calcext:value-type="float">
            <text:p>0.981308411214953</text:p>
          </table:table-cell>
          <table:table-cell table:number-columns-repeated="4"/>
        </table:table-row>
        <table:table-row table:style-name="ro1">
          <table:table-cell table:formula="of:=[.A141]+0.01" office:value-type="float" office:value="1.35" calcext:value-type="float">
            <text:p>1.3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1-[.B142]/107" office:value-type="float" office:value="1.00934579439252" calcext:value-type="float">
            <text:p>1.00934579439252</text:p>
          </table:table-cell>
          <table:table-cell table:number-columns-repeated="4"/>
        </table:table-row>
        <table:table-row table:style-name="ro1">
          <table:table-cell table:formula="of:=[.A142]+0.01" office:value-type="float" office:value="1.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1-[.B143]/107" office:value-type="float" office:value="1.00934579439252" calcext:value-type="float">
            <text:p>1.00934579439252</text:p>
          </table:table-cell>
          <table:table-cell table:number-columns-repeated="4"/>
        </table:table-row>
        <table:table-row table:style-name="ro1">
          <table:table-cell table:formula="of:=[.A143]+0.01"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B144]/107" office:value-type="float" office:value="0.990654205607477" calcext:value-type="float">
            <text:p>0.990654205607477</text:p>
          </table:table-cell>
          <table:table-cell table:number-columns-repeated="4"/>
        </table:table-row>
        <table:table-row table:style-name="ro1">
          <table:table-cell table:formula="of:=[.A144]+0.01" office:value-type="float" office:value="1.38" calcext:value-type="float">
            <text:p>1.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145]/10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5]+0.01" office:value-type="float" office:value="1.39" calcext:value-type="float">
            <text:p>1.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146]/10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6]+0.01"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147]/10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7]+0.01" office:value-type="float" office:value="1.41" calcext:value-type="float">
            <text:p>1.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148]/10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8]+0.01" office:value-type="float" office:value="1.42" calcext:value-type="float">
            <text:p>1.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149]/10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9]+0.01"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150]/10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0]+0.01" office:value-type="float" office:value="1.44" calcext:value-type="float">
            <text:p>1.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151]/10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1]+0.01" office:value-type="float" office:value="1.45" calcext:value-type="float">
            <text:p>1.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152]/10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2]+0.01"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153]/10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3]+0.01" office:value-type="float" office:value="1.47" calcext:value-type="float">
            <text:p>1.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154]/10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4]+0.01" office:value-type="float" office:value="1.48" calcext:value-type="float">
            <text:p>1.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B155]/107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7T14:19:35.533189944</dc:date>
    <meta:editing-duration>PT4H40M40S</meta:editing-duration>
    <meta:editing-cycles>2</meta:editing-cycles>
    <meta:generator>LibreOffice/7.3.6.2$Linux_X86_64 LibreOffice_project/30$Build-2</meta:generator>
    <meta:document-statistic meta:table-count="1" meta:cell-count="63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264cm" svg:height="18.148cm" xlink:href=".." xlink:type="simple" chart:class="chart:scatter" chart:style-name="ch1">
        <chart:legend chart:legend-position="end" svg:x="29.412cm" svg:y="8.526cm" style:legend-expansion="high" chart:style-name="ch2"/>
        <chart:plot-area chart:style-name="ch3" table:cell-range-address="data.A2:data.C155" svg:x="0.645cm" svg:y="0.362cm" svg:width="28.122cm" svg:height="17.424cm">
          <chart:coordinate-region svg:x="0.937cm" svg:y="0.561cm" svg:width="27.59cm" svg:height="17.0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2:data.B155" chart:class="chart:scatter">
            <chart:domain table:cell-range-address="data.A2:data.A155"/>
            <chart:data-point chart:repeated="154"/>
          </chart:series>
          <chart:series chart:style-name="ch8" chart:values-cell-range-address="data.C2:data.C155" chart:class="chart:scatter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">
                <text:p>-0.05</text:p>
                <draw:g>
                  <svg:desc>data.A2:data.A155</svg:desc>
                </draw:g>
              </table:table-cell>
              <table:table-cell office:value-type="float" office:value="0">
                <text:p>0</text:p>
                <draw:g>
                  <svg:desc>data.B2:data.B155</svg:desc>
                </draw:g>
              </table:table-cell>
              <table:table-cell office:value-type="float" office:value="0">
                <text:p>0</text:p>
                <draw:g>
                  <svg:desc>data.C2:data.C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">
                <text:p>0.03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">
                <text:p>0.07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">
                <text:p>0.11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">
                <text:p>0.12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">
                <text:p>0.14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">
                <text:p>0.15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">
                <text:p>0.16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">
                <text:p>0.17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">
                <text:p>0.18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">
                <text:p>0.1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">
                <text:p>0.21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">
                <text:p>0.22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">
                <text:p>0.23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">
                <text:p>0.24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">
                <text:p>0.25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">
                <text:p>0.26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">
                <text:p>0.27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">
                <text:p>0.29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">
                <text:p>0.3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">
                <text:p>0.31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">
                <text:p>0.32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">
                <text:p>0.34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">
                <text:p>0.35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">
                <text:p>0.36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">
                <text:p>0.37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">
                <text:p>0.38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">
                <text:p>0.3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">
                <text:p>0.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">
                <text:p>0.41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">
                <text:p>0.42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">
                <text:p>0.43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">
                <text:p>0.4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">
                <text:p>0.45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6">
                <text:p>0.46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7">
                <text:p>0.47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8">
                <text:p>0.48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">
                <text:p>0.4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1">
                <text:p>0.51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">
                <text:p>0.5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">
                <text:p>0.5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">
                <text:p>0.55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">
                <text:p>0.5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">
                <text:p>0.5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">
                <text:p>0.58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">
                <text:p>0.5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">
                <text:p>0.61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">
                <text:p>0.62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">
                <text:p>0.6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4">
                <text:p>0.6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">
                <text:p>0.6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6">
                <text:p>0.66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7">
                <text:p>0.6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8">
                <text:p>0.6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9">
                <text:p>0.69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">
                <text:p>0.7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1">
                <text:p>0.7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">
                <text:p>0.7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3">
                <text:p>0.73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4">
                <text:p>0.74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">
                <text:p>0.7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6">
                <text:p>0.76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7">
                <text:p>0.7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8">
                <text:p>0.7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">
                <text:p>0.8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2">
                <text:p>0.82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3">
                <text:p>0.8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">
                <text:p>0.8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">
                <text:p>0.8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">
                <text:p>0.88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2">
                <text:p>0.9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1">
                <text:p>1.0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2">
                <text:p>1.0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3">
                <text:p>1.0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4">
                <text:p>1.0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5">
                <text:p>1.0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6">
                <text:p>1.0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7">
                <text:p>1.0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8">
                <text:p>1.0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9">
                <text:p>1.0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">
                <text:p>1.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1">
                <text:p>1.1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2">
                <text:p>1.1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3">
                <text:p>1.1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4">
                <text:p>1.1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5">
                <text:p>1.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6">
                <text:p>1.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7">
                <text:p>1.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8">
                <text:p>1.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9">
                <text:p>1.1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">
                <text:p>1.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1">
                <text:p>1.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2">
                <text:p>1.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3">
                <text:p>1.2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4">
                <text:p>1.2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5">
                <text:p>1.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6">
                <text:p>1.2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7">
                <text:p>1.2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9">
                <text:p>1.2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">
                <text:p>1.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1">
                <text:p>1.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2">
                <text:p>1.3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3">
                <text:p>1.3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4">
                <text:p>1.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5">
                <text:p>1.3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6">
                <text:p>1.3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7">
                <text:p>1.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1">
                <text:p>1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3">
                <text:p>1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7">
                <text:p>1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